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del Logger.</text:p>
      <text:p text:style-name="Standard"/>
      <text:p text:style-name="Standard">El logger es una aplicación que tiene como fin almacenar información en formato texto plano. Puede servir tanto como debbug de un programa o simplemente para llevar registrada una cierta cantidad de información. </text:p>
      <text:p text:style-name="Standard"/>
      <text:p text:style-name="P2">Estructura del logger.</text:p>
      <text:p text:style-name="Standard"/>
      <text:p text:style-name="Standard">El logger es un clase singleton, solo se instancia una vez, que posee métodos como por ejemplo getIntance () <text:s/>que retorna una instancia del logger, <text:s/>setSizeFile(...) que modifica el tamaño máximo que puede tener un archivo, este tamaño tiene un valor por defecto definido en Define.h, pero si se llama a éste método el valor del tamaño máximo puede ser modificado. Si el archivo supera este tamaño máximo permitido, <text:s/>se <text:s/>splitea y se genera un archivo nuevo.</text:p>
      <text:p text:style-name="Standard">Para llevar el conteo de el numero de archivo de log a crear, el logger genera un archivo de configuración. <text:s/>Tanto el archivo del log como el de configuración son generados en la carperta file de la estructura de archivos realizadas para este proyecto.</text:p>
      <text:p text:style-name="Standard"/>
      <text:p text:style-name="P3"><text:span text:style-name="T1">Persistencia</text:span>.</text:p>
      <text:p text:style-name="Standard"/>
      <text:p text:style-name="Standard">El logger se persiste continuamente para prevenir la perdida de datos. Este dato es de tamaño variable por lo que a diferencia de las otras estructuras de datos, ya sea el hash o arbol, las lecturas y escrituras no se hacen de a bloques fijos sino que se lee y escribe de a linea de texto.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elson ramos</meta:initial-creator>
    <meta:creation-date>2010-05-01T16:54:03</meta:creation-date>
    <dc:date>2010-05-02T16:28:36</dc:date>
    <dc:creator>Richard </dc:creator>
    <meta:editing-duration>PT01H01M15S</meta:editing-duration>
    <meta:editing-cycles>4</meta:editing-cycles>
    <meta:generator>OpenOffice.org/3.1$Linux OpenOffice.org_project/310m19$Build-9420</meta:generator>
    <meta:document-statistic meta:table-count="0" meta:image-count="0" meta:object-count="0" meta:page-count="1" meta:paragraph-count="7" meta:word-count="217" meta:character-count="1272"/>
  </office:meta>
</office:document-meta>
</file>